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24pt"/>
    </style:style>
    <style:style style:name="co2" style:family="table-column">
      <style:table-column-properties fo:break-before="auto" style:column-width="44.25pt"/>
    </style:style>
    <style:style style:name="co3" style:family="table-column">
      <style:table-column-properties fo:break-before="auto" style:column-width="50.26pt"/>
    </style:style>
    <style:style style:name="co4" style:family="table-column">
      <style:table-column-properties fo:break-before="auto" style:column-width="57pt"/>
    </style:style>
    <style:style style:name="co5" style:family="table-column">
      <style:table-column-properties fo:break-before="auto" style:column-width="77.24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63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im1ou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im1ou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S Ind</text:p>
          </table:table-cell>
          <table:table-cell office:value-type="string" calcext:value-type="string">
            <text:p>R Ind</text:p>
          </table:table-cell>
          <table:table-cell office:value-type="string" calcext:value-type="string">
            <text:p>S Crwd</text:p>
          </table:table-cell>
          <table:table-cell office:value-type="string" calcext:value-type="string">
            <text:p>R Crwd</text:p>
          </table:table-cell>
          <table:table-cell office:value-type="string" calcext:value-type="string">
            <text:p>S Improve</text:p>
          </table:table-cell>
          <table:table-cell office:value-type="string" calcext:value-type="string">
            <text:p>R Improve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47">
          <table:table-cell table:number-columns-repeated="1024"/>
        </table:table-row>
        <table:table-row table:style-name="ro1">
          <table:table-cell>
            <draw:frame table:end-cell-address="sim1out.I88" table:end-x="46.97pt" table:end-y="12.44pt" draw:z-index="1" draw:style-name="gr1" draw:text-style-name="P1" svg:width="524.69pt" svg:height="254.95pt" svg:x="0pt" svg:y="0.71pt">
              <loext:p draw:notify-on-update-of-ranges="sim1out.A1:sim1out.A1 sim1out.A2:sim1out.A21 sim1out.C1:sim1out.C1 sim1out.C2:sim1out.C2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>
            <draw:frame table:end-cell-address="sim1out.I111" table:end-x="42.24pt" table:end-y="12.42pt" draw:z-index="0" draw:style-name="gr1" draw:text-style-name="P1" svg:width="519.96pt" svg:height="254.95pt" svg:x="0pt" svg:y="0.68pt">
              <loext:p draw:notify-on-update-of-ranges="sim1out.B1:sim1out.B1 sim1out.B2:sim1out.B21 sim1out.D1:sim1out.D1 sim1out.D2:sim1out.D2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>
            <draw:frame table:end-cell-address="sim1out.I136" table:end-x="44.62pt" table:end-y="5.19pt" draw:z-index="2" draw:style-name="gr1" draw:text-style-name="P1" svg:width="522.34pt" svg:height="255.12pt" svg:x="0pt" svg:y="6.09pt">
              <loext:p draw:notify-on-update-of-ranges="sim1out.E1:sim1out.E1 sim1out.E2:sim1out.E21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>
            <draw:frame table:end-cell-address="sim1out.I159" table:end-x="60.38pt" table:end-y="2.27pt" draw:z-index="3" draw:style-name="gr1" draw:text-style-name="P1" svg:width="538.1pt" svg:height="255.17pt" svg:x="0pt" svg:y="3.09pt">
              <loext:p draw:notify-on-update-of-ranges="sim1out.F1:sim1out.F1 sim1out.F2:sim1out.F21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9:48:28.7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m1out" style:display-name="PageStyle_sim1ou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6-11-29T19:51:00.972000000</dc:date>
    <meta:editing-cycles>3</meta:editing-cycles>
    <meta:editing-duration>PT13M18S</meta:editing-duration>
    <meta:generator>LibreOffice/5.2.0.4$Windows_x86 LibreOffice_project/066b007f5ebcc236395c7d282ba488bca6720265</meta:generator>
    <meta:document-statistic meta:table-count="1" meta:cell-count="12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mean-valu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one" chart:link-data-style-to-source="true" chart:mean-valu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344cm" svg:height="8.995cm" xlink:href=".." xlink:type="simple" chart:class="chart:line" chart:style-name="ch1">
        <chart:legend chart:legend-position="end" svg:x="14.725cm" svg:y="3.451cm" style:legend-expansion="high" chart:style-name="ch2"/>
        <chart:plot-area chart:style-name="ch3" table:cell-range-address="sim1out.B1:sim1out.B21 sim1out.D1:sim1out.D21" chart:data-source-has-labels="row" svg:x="0.366cm" svg:y="0.179cm" svg:width="13.993cm" svg:height="8.637cm">
          <chartooo:coordinate-region svg:x="0.987cm" svg:y="0.391cm" svg:width="13.186cm" svg:height="7.7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im1out.B2:sim1out.B21" chart:label-cell-address="sim1out.B1:sim1out.B1" chart:class="chart:line">
            <chart:mean-value chart:style-name="ch8"/>
            <chart:regression-curve chart:style-name="ch9"/>
            <chart:data-point chart:repeated="20"/>
          </chart:series>
          <chart:series chart:style-name="ch10" chart:values-cell-range-address="sim1out.D2:sim1out.D21" chart:label-cell-address="sim1out.D1:sim1out.D1" chart:class="chart:line">
            <chart:mean-value chart:style-name="ch11"/>
            <chart:regression-curve chart:style-name="ch12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 Ind</text:p>
                <draw:g>
                  <svg:desc>sim1out.B1:sim1out.B1</svg:desc>
                </draw:g>
              </table:table-cell>
              <table:table-cell office:value-type="string">
                <text:p>R Crwd</text:p>
                <draw:g>
                  <svg:desc>sim1out.D1:sim1ou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">
                <text:p>43</text:p>
                <draw:g>
                  <svg:desc>sim1out.B2:sim1out.B21</svg:desc>
                </draw:g>
              </table:table-cell>
              <table:table-cell office:value-type="float" office:value="39">
                <text:p>39</text:p>
                <draw:g>
                  <svg:desc>sim1out.D2:sim1out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treat-empty-cells="leave-gap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mean-valu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one" chart:link-data-style-to-source="true" chart:mean-valu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511cm" svg:height="8.995cm" xlink:href=".." xlink:type="simple" chart:class="chart:line" chart:style-name="ch1">
        <chart:legend chart:legend-position="end" svg:x="14.892cm" svg:y="3.451cm" style:legend-expansion="high" chart:style-name="ch2"/>
        <chart:plot-area chart:style-name="ch3" table:cell-range-address="sim1out.A1:sim1out.A21 sim1out.C1:sim1out.C21" chart:data-source-has-labels="row" svg:x="0.188cm" svg:y="0.429cm" svg:width="14.802cm" svg:height="8.674cm">
          <chartooo:coordinate-region svg:x="0.809cm" svg:y="0.642cm" svg:width="13.995cm" svg:height="7.7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im1out.A2:sim1out.A21" chart:label-cell-address="sim1out.A1:sim1out.A1" chart:class="chart:line">
            <chart:mean-value chart:style-name="ch8"/>
            <chart:regression-curve chart:style-name="ch9"/>
            <chart:data-point chart:repeated="20"/>
          </chart:series>
          <chart:series chart:style-name="ch10" chart:values-cell-range-address="sim1out.C2:sim1out.C21" chart:label-cell-address="sim1out.C1:sim1out.C1" chart:class="chart:line">
            <chart:mean-value chart:style-name="ch11"/>
            <chart:regression-curve chart:style-name="ch12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 Ind</text:p>
                <draw:g>
                  <svg:desc>sim1out.A1:sim1out.A1</svg:desc>
                </draw:g>
              </table:table-cell>
              <table:table-cell office:value-type="string">
                <text:p>S Crwd</text:p>
                <draw:g>
                  <svg:desc>sim1out.C1:sim1ou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sim1out.A2:sim1out.A21</svg:desc>
                </draw:g>
              </table:table-cell>
              <table:table-cell office:value-type="float" office:value="15">
                <text:p>15</text:p>
                <draw:g>
                  <svg:desc>sim1out.C2:sim1out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mean-valu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svg:stroke-color="#ff420e" draw:fill-color="#ff420e"/>
    </style:style>
    <style:style style:name="ch12" style:family="chart">
      <style:chart-properties chart:solid-type="cuboid"/>
      <style:graphic-properties svg:stroke-color="#ffd320" draw:fill-color="#ffd320"/>
    </style:style>
    <style:style style:name="ch13" style:family="chart">
      <style:chart-properties chart:solid-type="cuboid"/>
      <style:graphic-properties svg:stroke-color="#579d1c" draw:fill-color="#579d1c"/>
    </style:style>
    <style:style style:name="ch14" style:family="chart">
      <style:chart-properties chart:solid-type="cuboid"/>
      <style:graphic-properties svg:stroke-color="#7e0021" draw:fill-color="#7e0021"/>
    </style:style>
    <style:style style:name="ch15" style:family="chart">
      <style:chart-properties chart:solid-type="cuboid"/>
      <style:graphic-properties svg:stroke-color="#83caff" draw:fill-color="#83caff"/>
    </style:style>
    <style:style style:name="ch16" style:family="chart">
      <style:chart-properties chart:solid-type="cuboid"/>
      <style:graphic-properties svg:stroke-color="#314004" draw:fill-color="#314004"/>
    </style:style>
    <style:style style:name="ch17" style:family="chart">
      <style:chart-properties chart:solid-type="cuboid"/>
      <style:graphic-properties svg:stroke-color="#aecf00" draw:fill-color="#aecf00"/>
    </style:style>
    <style:style style:name="ch18" style:family="chart">
      <style:chart-properties chart:solid-type="cuboid"/>
      <style:graphic-properties svg:stroke-color="#4b1f6f" draw:fill-color="#4b1f6f"/>
    </style:style>
    <style:style style:name="ch19" style:family="chart">
      <style:chart-properties chart:solid-type="cuboid"/>
      <style:graphic-properties svg:stroke-color="#ff950e" draw:fill-color="#ff950e"/>
    </style:style>
    <style:style style:name="ch20" style:family="chart">
      <style:chart-properties chart:solid-type="cuboid"/>
      <style:graphic-properties svg:stroke-color="#c5000b" draw:fill-color="#c5000b"/>
    </style:style>
    <style:style style:name="ch21" style:family="chart">
      <style:chart-properties chart:solid-type="cuboid"/>
      <style:graphic-properties svg:stroke-color="#0084d1" draw:fill-color="#0084d1"/>
    </style:style>
    <style:style style:name="ch22" style:family="chart">
      <style:graphic-properties draw:stroke="solid" svg:stroke-color="#b3b3b3"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18.428cm" svg:height="9.001cm" xlink:href=".." xlink:type="simple" chart:class="chart:line" chart:style-name="ch1">
        <chart:legend chart:legend-position="end" svg:x="14.412cm" svg:y="3.952cm" style:legend-expansion="high" chart:style-name="ch2"/>
        <chart:plot-area chart:style-name="ch3" table:cell-range-address="sim1out.E1:sim1out.E21" chart:data-source-has-labels="row" svg:x="0.368cm" svg:y="0.18cm" svg:width="13.676cm" svg:height="8.641cm">
          <chartooo:coordinate-region svg:x="0.91cm" svg:y="0.392cm" svg:width="12.948cm" svg:height="8.2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im1out.E2:sim1out.E21" chart:label-cell-address="sim1out.E1:sim1out.E1" chart:class="chart:line">
            <chart:mean-value chart:style-name="ch8"/>
            <chart:regression-curve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 Improve</text:p>
                <draw:g>
                  <svg:desc>sim1out.E1:sim1ou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im1out.E2:sim1out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mean-valu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svg:stroke-color="#ff420e" draw:fill-color="#ff420e"/>
    </style:style>
    <style:style style:name="ch12" style:family="chart">
      <style:chart-properties chart:solid-type="cuboid"/>
      <style:graphic-properties svg:stroke-color="#ffd320" draw:fill-color="#ffd320"/>
    </style:style>
    <style:style style:name="ch13" style:family="chart">
      <style:chart-properties chart:solid-type="cuboid"/>
      <style:graphic-properties svg:stroke-color="#579d1c" draw:fill-color="#579d1c"/>
    </style:style>
    <style:style style:name="ch14" style:family="chart">
      <style:chart-properties chart:solid-type="cuboid"/>
      <style:graphic-properties svg:stroke-color="#7e0021" draw:fill-color="#7e0021"/>
    </style:style>
    <style:style style:name="ch15" style:family="chart">
      <style:chart-properties chart:solid-type="cuboid"/>
      <style:graphic-properties svg:stroke-color="#83caff" draw:fill-color="#83caff"/>
    </style:style>
    <style:style style:name="ch16" style:family="chart">
      <style:chart-properties chart:solid-type="cuboid"/>
      <style:graphic-properties svg:stroke-color="#314004" draw:fill-color="#314004"/>
    </style:style>
    <style:style style:name="ch17" style:family="chart">
      <style:chart-properties chart:solid-type="cuboid"/>
      <style:graphic-properties svg:stroke-color="#aecf00" draw:fill-color="#aecf00"/>
    </style:style>
    <style:style style:name="ch18" style:family="chart">
      <style:chart-properties chart:solid-type="cuboid"/>
      <style:graphic-properties svg:stroke-color="#4b1f6f" draw:fill-color="#4b1f6f"/>
    </style:style>
    <style:style style:name="ch19" style:family="chart">
      <style:chart-properties chart:solid-type="cuboid"/>
      <style:graphic-properties svg:stroke-color="#ff950e" draw:fill-color="#ff950e"/>
    </style:style>
    <style:style style:name="ch20" style:family="chart">
      <style:chart-properties chart:solid-type="cuboid"/>
      <style:graphic-properties svg:stroke-color="#c5000b" draw:fill-color="#c5000b"/>
    </style:style>
    <style:style style:name="ch21" style:family="chart">
      <style:chart-properties chart:solid-type="cuboid"/>
      <style:graphic-properties svg:stroke-color="#0084d1" draw:fill-color="#0084d1"/>
    </style:style>
    <style:style style:name="ch22" style:family="chart">
      <style:graphic-properties draw:stroke="solid" svg:stroke-color="#b3b3b3"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18.984cm" svg:height="9.003cm" xlink:href=".." xlink:type="simple" chart:class="chart:line" chart:style-name="ch1">
        <chart:legend chart:legend-position="end" svg:x="14.968cm" svg:y="3.953cm" style:legend-expansion="high" chart:style-name="ch2"/>
        <chart:plot-area chart:style-name="ch3" table:cell-range-address="sim1out.F1:sim1out.F21" chart:data-source-has-labels="row" svg:x="0.379cm" svg:y="0.18cm" svg:width="14.21cm" svg:height="8.643cm">
          <chartooo:coordinate-region svg:x="0.921cm" svg:y="0.392cm" svg:width="13.402cm" svg:height="8.2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im1out.F2:sim1out.F21" chart:label-cell-address="sim1out.F1:sim1out.F1" chart:class="chart:line">
            <chart:mean-value chart:style-name="ch8"/>
            <chart:regression-curve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 Improve</text:p>
                <draw:g>
                  <svg:desc>sim1out.F1:sim1out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  <draw:g>
                  <svg:desc>sim1out.F2:sim1out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